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6B0000008D687375AA98E8FB5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elfolie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elfolie-title" style:list-style-name="L4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elfolie-notes">
      <style:graphic-properties draw:fill-color="#ffffff" fo:min-height="13.364cm"/>
      <style:paragraph-properties style:writing-mode="lr-tb"/>
    </style:style>
    <style:style style:name="pr4" style:family="presentation" style:parent-style-name="Titelfolie-title">
      <style:graphic-properties draw:auto-grow-height="true" fo:min-height="1.745cm"/>
      <style:paragraph-properties style:writing-mode="lr-tb"/>
    </style:style>
    <style:style style:name="pr5" style:family="presentation" style:parent-style-name="Titelfolie-subtitle">
      <style:graphic-properties draw:fill-color="#ffffff" draw:auto-grow-height="true" fo:min-height="8.286cm"/>
      <style:paragraph-properties style:writing-mode="lr-tb"/>
    </style:style>
    <style:style style:name="pr6" style:family="presentation" style:parent-style-name="Titelfolie-outline1">
      <style:graphic-properties fo:min-height="8.036cm"/>
      <style:paragraph-properties style:writing-mode="lr-tb"/>
    </style:style>
    <style:style style:name="pr7" style:family="presentation" style:parent-style-name="Titelfolie-title">
      <style:graphic-properties fo:min-height="1.745cm"/>
      <style:paragraph-properties style:writing-mode="lr-tb"/>
    </style:style>
    <style:style style:name="pr8" style:family="presentation" style:parent-style-name="Titelfolie-title">
      <style:graphic-properties fo:min-height="1.88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cm" fo:margin-bottom="0.079cm" fo:line-height="13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Arial2" fo:font-size="20pt" fo:letter-spacing="normal" fo:font-style="normal" style:text-underline-style="none" fo:font-weight="bold" fo:background-color="transparent" style:font-size-asian="20pt" style:font-style-asian="normal" style:font-weight-asian="bold" style:font-name-complex="Tahoma1" style:font-size-complex="20pt" style:font-style-complex="normal" style:font-weight-complex="bold"/>
    </style:style>
    <style:style style:name="P3" style:family="paragraph">
      <style:paragraph-properties fo:margin-top="0cm" fo:margin-bottom="0cm" fo:line-height="100%" fo:text-align="start" style:punctuation-wrap="simple" style:writing-mode="lr-tb"/>
    </style:style>
    <style:style style:name="P4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variant="normal" fo:text-transform="none" fo:color="#ffffff" loext:opacity="100%" style:text-line-through-style="none" style:text-line-through-type="none" style:text-position="0% 100%" style:font-name="Arial2" fo:font-size="24pt" fo:letter-spacing="normal" fo:font-style="normal" style:text-underline-style="none" fo:font-weight="bold" fo:background-color="transparent" style:font-size-asian="24pt" style:font-style-asian="normal" style:font-weight-asian="bold" style:font-name-complex="Tahoma1" style:font-size-complex="24pt" style:font-style-complex="normal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line-height="100%" fo:text-align="start" style:punctuation-wrap="simple" style:writing-mode="lr-tb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24pt" fo:letter-spacing="normal" fo:font-style="normal" style:text-underline-style="none" fo:font-weight="bold" fo:background-color="transparent" style:font-size-asian="24pt" style:font-style-asian="normal" style:font-weight-asian="bold" style:font-name-complex="Tahoma1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Untertitel 1" presentation:style-name="pr1" draw:text-style-name="P2" draw:layer="layout" svg:width="19.005cm" svg:height="1.966cm" svg:x="0.697cm" svg:y="3.021cm" presentation:class="subtitle" presentation:user-transformed="true">
          <draw:text-box>
            <text:p text:style-name="P1"><text:span text:style-name="T1">Resource-Constrained Project Scheduling Problem Project</text:span></text:p>
          </draw:text-box>
        </draw:frame>
        <draw:frame draw:name="Titel 2" presentation:style-name="pr2" draw:text-style-name="P4" draw:layer="layout" svg:width="18.948cm" svg:height="1.745cm" svg:x="0.754cm" svg:y="1.019cm" presentation:class="title" presentation:user-transformed="true">
          <draw:text-box>
            <text:p text:style-name="P3"><text:span text:style-name="T1">PPT Lab Present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1T0">
        <draw:frame presentation:style-name="pr4" draw:text-style-name="P6" draw:layer="layout" svg:width="18.947cm" svg:height="1.745cm" svg:x="0.752cm" svg:y="1.042cm" presentation:class="title">
          <draw:text-box>
            <text:p>Abstract</text:p>
          </draw:text-box>
        </draw:frame>
        <draw:frame presentation:style-name="pr5" draw:text-style-name="P7" draw:layer="layout" svg:width="22.859cm" svg:height="8.286cm" svg:x="1.27cm" svg:y="3.714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" presentation:presentation-page-layout-name="AL2T1">
        <draw:frame presentation:style-name="pr4" draw:text-style-name="P6" draw:layer="layout" svg:width="18.947cm" svg:height="1.745cm" svg:x="0.752cm" svg:y="1.042cm" presentation:class="title">
          <draw:text-box>
            <text:p>Introduction</text:p>
          </draw:text-box>
        </draw:frame>
        <draw:frame presentation:style-name="pr6" draw:layer="layout" svg:width="22.859cm" svg:height="8.286cm" svg:x="1.27cm" svg:y="3.714cm" presentation:class="outline">
          <draw:text-box>
            <text:list text:style-name="L2">
              <text:list-item>
                <text:p text:style-name="P8">RelatedWork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 presentation:presentation-page-layout-name="AL2T1">
        <draw:frame presentation:style-name="pr4" draw:text-style-name="P6" draw:layer="layout" svg:width="18.947cm" svg:height="1.745cm" svg:x="0.752cm" svg:y="1.042cm" presentation:class="title">
          <draw:text-box>
            <text:p>Problem Statement</text:p>
          </draw:text-box>
        </draw:frame>
        <draw:frame presentation:style-name="pr6" draw:text-style-name="P6" draw:layer="layout" svg:width="22.859cm" svg:height="8.286cm" svg:x="1.27cm" svg:y="3.7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folie" presentation:presentation-page-layout-name="AL2T1">
        <draw:frame presentation:style-name="pr7" draw:text-style-name="P6" draw:layer="layout" svg:width="18.947cm" svg:height="1.745cm" svg:x="0.752cm" svg:y="1.042cm" presentation:class="title" presentation:user-transformed="true">
          <draw:text-box>
            <text:p>Mathematical Formulation</text:p>
          </draw:text-box>
        </draw:frame>
        <draw:frame presentation:style-name="pr6" draw:text-style-name="P6" draw:layer="layout" svg:width="22.859cm" svg:height="8.286cm" svg:x="1.27cm" svg:y="3.7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2T1">
        <draw:frame presentation:style-name="pr7" draw:text-style-name="P6" draw:layer="layout" svg:width="18.947cm" svg:height="1.745cm" svg:x="0.752cm" svg:y="1.042cm" presentation:class="title" presentation:user-transformed="true">
          <draw:text-box>
            <text:p>Instance Example</text:p>
          </draw:text-box>
        </draw:frame>
        <draw:frame presentation:style-name="pr6" draw:text-style-name="P6" draw:layer="layout" svg:width="22.859cm" svg:height="8.286cm" svg:x="1.27cm" svg:y="3.7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folie" presentation:presentation-page-layout-name="AL2T1">
        <draw:frame presentation:style-name="pr7" draw:text-style-name="P6" draw:layer="layout" svg:width="18.947cm" svg:height="1.745cm" svg:x="0.752cm" svg:y="1.042cm" presentation:class="title" presentation:user-transformed="true">
          <draw:text-box>
            <text:p>Sequential Approach</text:p>
          </draw:text-box>
        </draw:frame>
        <draw:frame presentation:style-name="pr6" draw:text-style-name="P6" draw:layer="layout" svg:width="22.859cm" svg:height="8.286cm" svg:x="1.27cm" svg:y="3.7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folie" presentation:presentation-page-layout-name="AL2T1">
        <draw:frame presentation:style-name="pr7" draw:text-style-name="P6" draw:layer="layout" svg:width="18.947cm" svg:height="1.745cm" svg:x="0.752cm" svg:y="1.042cm" presentation:class="title" presentation:user-transformed="true">
          <draw:text-box>
            <text:p>Parallelization Approach</text:p>
          </draw:text-box>
        </draw:frame>
        <draw:frame presentation:style-name="pr6" draw:text-style-name="P6" draw:layer="layout" svg:width="22.859cm" svg:height="8.286cm" svg:x="1.27cm" svg:y="3.7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folie" presentation:presentation-page-layout-name="AL2T1">
        <draw:frame presentation:style-name="pr8" draw:text-style-name="P6" draw:layer="layout" svg:width="18.947cm" svg:height="1.889cm" svg:x="0.752cm" svg:y="0.97cm" presentation:class="title" presentation:user-transformed="true">
          <draw:text-box>
            <text:p>Experimental Results &amp; Benchmarks<text:line-break/>Evaluation of Solution Quality</text:p>
          </draw:text-box>
        </draw:frame>
        <draw:frame presentation:style-name="pr6" draw:text-style-name="P6" draw:layer="layout" svg:width="22.859cm" svg:height="8.286cm" svg:x="1.27cm" svg:y="3.7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folie" presentation:presentation-page-layout-name="AL2T1">
        <draw:frame presentation:style-name="pr8" draw:text-style-name="P6" draw:layer="layout" svg:width="18.947cm" svg:height="1.889cm" svg:x="0.752cm" svg:y="0.97cm" presentation:class="title" presentation:user-transformed="true">
          <draw:text-box>
            <text:p text:style-name="P9">Experimental Results &amp; Benchmarks<text:line-break/>Performance Metrics &amp; Speedups</text:p>
          </draw:text-box>
        </draw:frame>
        <draw:frame presentation:style-name="pr6" draw:text-style-name="P6" draw:layer="layout" svg:width="22.859cm" svg:height="8.286cm" svg:x="1.27cm" svg:y="3.7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folie" presentation:presentation-page-layout-name="AL2T1">
        <draw:frame presentation:style-name="pr7" draw:text-style-name="P6" draw:layer="layout" svg:width="18.947cm" svg:height="1.745cm" svg:x="0.752cm" svg:y="1.042cm" presentation:class="title" presentation:placeholder="true" presentation:user-transformed="true">
          <draw:text-box/>
        </draw:frame>
        <draw:frame presentation:style-name="pr6" draw:text-style-name="P6" draw:layer="layout" svg:width="22.859cm" svg:height="8.286cm" svg:x="1.27cm" svg:y="3.7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3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3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3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fo:background-color="transparent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solid" draw:fill-color="#9c1c26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>
      <style:graphic-properties draw:stroke="solid" svg:stroke-width="0.026cm" svg:stroke-color="#000000" draw:stroke-linejoin="miter" draw:fill="solid" draw:fill-color="#bbe0e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8" style:family="graphic" style:parent-style-name="standard">
      <style:graphic-properties draw:stroke="solid" svg:stroke-width="0.04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9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29cm, 0cm, 0cm)" draw:image-opacity="100%" style:mirror="none"/>
    </style:style>
    <style:style style:name="Mgr10" style:family="graphic" style:parent-style-name="standard">
      <style:graphic-properties draw:stroke="none" svg:stroke-width="0cm" draw:fill="solid" draw:fill-color="#9c1c26" draw:textarea-vertical-align="middle" draw:auto-grow-height="false" draw:fit-to-size="false" style:shrink-to-fit="false" fo:min-height="2.305cm" fo:min-width="23.908cm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9c1c26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font-size="18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font-size="18pt"/>
    </style:style>
    <style:style style:name="MP10" style:family="paragraph">
      <loext:graphic-properties draw:fill="solid" draw:fill-color="#bbe0e3"/>
      <style:paragraph-properties fo:text-align="center" style:writing-mode="lr-tb" style:font-independent-line-spacing="true"/>
      <style:text-properties fo:font-size="18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loext:graphic-properties draw:fill="solid" draw:fill-color="#9c1c26"/>
      <style:paragraph-properties fo:text-align="center" style:font-independent-line-spacing="true"/>
      <style:text-properties fo:font-size="18pt"/>
    </style:style>
    <style:style style:name="MP13" style:family="paragraph">
      <style:paragraph-properties fo:margin-top="0cm" fo:margin-bottom="0cm" fo:line-height="100%" fo:text-align="start" style:punctuation-wrap="simple" style:writing-mode="lr-tb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24pt" fo:letter-spacing="normal" fo:language="de" fo:country="DE" fo:font-style="normal" style:text-underline-style="none" fo:font-weight="bold" fo:background-color="transparent" style:font-size-asian="24pt" style:font-style-asian="normal" style:font-weight-asian="bold" style:font-name-complex="Tahoma1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custom-shape draw:name="Rectangle 13" draw:style-name="Mgr3" draw:text-style-name="MP5" draw:layer="backgroundobjects" drawooo:display="none" svg:width="24.204cm" svg:height="2.252cm" svg:x="0.498cm" svg:y="1.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24.407cm" svg:height="0.299cm" svg:x="0.498cm" svg:y="0.46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4" draw:style-name="Mgr5" draw:text-style-name="MP5" draw:layer="backgroundobjects" drawooo:display="none" svg:x1="0.498cm" svg:y1="3.073cm" svg:x2="24.906cm" svg:y2="3.074cm">
        <text:p/>
      </draw:line>
      <draw:custom-shape draw:name="Fußzeilenplatzhalter 3" draw:style-name="Mgr6" draw:text-style-name="MP8" draw:layer="backgroundobjects" drawooo:display="none" svg:width="20.204cm" svg:height="0.48cm" svg:x="0.234cm" svg:y="13.344cm">
        <text:p text:style-name="MP7"><text:span text:style-name="MT2"><text:date style:data-style-name="D4" text:date-value="2022-07-05">05.07.2022</text:date></text:span><text:span text:style-name="MT2"><text:s text:c="2"/>| <text:s/>Fachbereich BBBBB <text:s/>| <text:s/>Institut AAAA <text:s/>| <text:s/>Prof. TTTTTT <text:s/>| <text:s/></text:span><text:span text:style-name="MT2"><text:page-number>&lt;Foliennummer&gt;</text:page-number></text:span></text:p>
        <text:p text:style-name="MP7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7" draw:text-style-name="MP10" draw:layer="backgroundobjects" drawooo:display="none" svg:width="2.998cm" svg:height="0.903cm" svg:x="21.908cm" svg:y="13.397cm">
        <text:p text:style-name="MP9"><text:span text:style-name="MT3">Sublog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4" draw:style-name="Mgr8" draw:text-style-name="MP5" draw:layer="backgroundobjects" drawooo:display="none" svg:x1="0.498cm" svg:y1="0.824cm" svg:x2="24.906cm" svg:y2="0.825cm">
        <text:p/>
      </draw:line>
      <draw:line draw:name="Line 15" draw:style-name="Mgr5" draw:text-style-name="MP5" draw:layer="backgroundobjects" drawooo:display="none" svg:x1="0.498cm" svg:y1="13.264cm" svg:x2="24.906cm" svg:y2="13.265cm">
        <text:p/>
      </draw:line>
      <draw:frame draw:name="Picture 9" draw:style-name="Mgr9" draw:text-style-name="MP11" draw:layer="backgroundobjects" drawooo:display="none" svg:width="3.963cm" svg:height="1.626cm" svg:x="21.259cm" svg:y="1.116cm">
        <draw:image xlink:href="Pictures/100000010000016B0000008D687375AA98E8FB5C.png" xlink:type="simple" xlink:show="embed" xlink:actuate="onLoad" draw:mime-type="image/png">
          <text:p/>
        </draw:image>
        <svg:desc>tud_logo</svg:desc>
      </draw:frame>
      <draw:custom-shape draw:name="Rectangle 2" draw:style-name="Mgr10" draw:text-style-name="MP12" draw:layer="backgroundobjects" svg:width="24.407cm" svg:height="2.554cm" svg:x="0.498cm" svg:y="0.7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24.407cm" svg:height="0.303cm" svg:x="0.498cm" svg:y="0.43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4" draw:style-name="Mgr5" draw:text-style-name="MP5" draw:layer="backgroundobjects" svg:x1="0.5cm" svg:y1="3.5cm" svg:x2="24.908cm" svg:y2="3.501cm">
        <text:p/>
      </draw:line>
      <draw:line draw:name="Line 15" draw:style-name="Mgr5" draw:text-style-name="MP5" draw:layer="backgroundobjects" svg:x1="0.498cm" svg:y1="13.264cm" svg:x2="24.906cm" svg:y2="13.265cm">
        <text:p/>
      </draw:line>
      <draw:line draw:name="Line 14" draw:style-name="Mgr8" draw:text-style-name="MP5" draw:layer="backgroundobjects" svg:x1="0.498cm" svg:y1="0.793cm" svg:x2="24.906cm" svg:y2="0.794cm">
        <text:p/>
      </draw:line>
      <draw:custom-shape draw:name="Fußzeilenplatzhalter 3" draw:style-name="Mgr6" draw:text-style-name="MP8" draw:layer="backgroundobjects" svg:width="20.204cm" svg:height="0.48cm" svg:x="0.234cm" svg:y="13.344cm">
        <text:p text:style-name="MP7"><text:span text:style-name="MT2"><text:date style:data-style-name="D4" text:date-value="2022-07-05">05.07.2022</text:date></text:span><text:span text:style-name="MT2"><text:s text:c="2"/>| <text:s/>Thomas Kosiewski <text:s/>| <text:s/>Sven Hemmecke <text:s/>| <text:s/></text:span><text:span text:style-name="MT2"><text:page-number>&lt;Foliennummer&gt;</text:page-number></text:span></text:p>
        <text:p text:style-name="MP7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9" draw:text-style-name="MP11" draw:layer="backgroundobjects" svg:width="3.963cm" svg:height="1.626cm" svg:x="21.259cm" svg:y="1.116cm">
        <draw:image xlink:href="Pictures/100000010000016B0000008D687375AA98E8FB5C.png" xlink:type="simple" xlink:show="embed" xlink:actuate="onLoad" draw:mime-type="image/png">
          <text:p/>
        </draw:image>
        <svg:desc>tud_logo</svg:desc>
      </draw:frame>
      <draw:frame draw:name="Titel 11" presentation:style-name="Mpr1" draw:text-style-name="MP14" draw:layer="backgroundobjects" svg:width="18.947cm" svg:height="1.745cm" svg:x="0.752cm" svg:y="1.042cm" presentation:class="title" presentation:user-transformed="true">
        <draw:text-box>
          <text:p text:style-name="MP13"><text:span text:style-name="MT4">Titelmasterformat durch Klicken bearbeiten</text:span></text:p>
        </draw:text-box>
      </draw:frame>
      <draw:frame presentation:style-name="Titelfolie-outline1" draw:layer="backgroundobjects" svg:width="22.859cm" svg:height="8.286cm" svg:x="1.27cm" svg:y="3.714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Folie 1</dc:title>
    <meta:initial-creator>Moritz Lohse</meta:initial-creator>
    <meta:editing-cycles>47</meta:editing-cycles>
    <meta:creation-date>2009-12-23T09:42:49</meta:creation-date>
    <dc:date>2022-07-05T09:49:28.907000000</dc:date>
    <meta:editing-duration>PT8M13S</meta:editing-duration>
    <meta:generator>LibreOffice/7.3.3.2$Windows_X86_64 LibreOffice_project/d1d0ea68f081ee2800a922cac8f79445e4603348</meta:generator>
    <meta:document-statistic meta:object-count="77"/>
    <meta:user-defined meta:name="AppVersion">16.0000</meta:user-defined>
    <meta:user-defined meta:name="PresentationFormat">Bildschirmpräsentation (16:9)</meta:user-defined>
    <meta:user-defined meta:name="Slides" meta:value-type="float">1</meta:user-defined>
    <meta:template xlink:type="simple" xlink:actuate="onRequest" xlink:title="Präsentationsvorlage_BWL9" xlink:href=""/>
  </office:meta>
</office:document-meta>
</file>